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2b4e2" officeooo:paragraph-rsid="0002b4e2"/>
    </style:style>
    <style:style style:name="P2" style:family="paragraph" style:parent-style-name="Standard">
      <style:text-properties fo:font-style="italic" style:text-underline-style="solid" style:text-underline-width="auto" style:text-underline-color="font-color" officeooo:rsid="0002b4e2" officeooo:paragraph-rsid="0002b4e2" style:font-style-asian="italic" style:font-style-complex="italic"/>
    </style:style>
    <style:style style:name="P3" style:family="paragraph" style:parent-style-name="Standard">
      <style:text-properties fo:font-style="italic" style:text-underline-style="none" fo:font-weight="bold" officeooo:rsid="0002b4e2" officeooo:paragraph-rsid="0002b4e2" style:font-style-asian="italic" style:font-weight-asian="bold" style:font-style-complex="italic" style:font-weight-complex="bold"/>
    </style:style>
    <style:style style:name="P4" style:family="paragraph" style:parent-style-name="Standard">
      <style:text-properties fo:font-style="italic" style:text-underline-style="none" fo:font-weight="bold" officeooo:rsid="00043262" officeooo:paragraph-rsid="00043262" style:font-style-asian="italic" style:font-weight-asian="bold" style:font-style-complex="italic" style:font-weight-complex="bold"/>
    </style:style>
    <style:style style:name="P5" style:family="paragraph" style:parent-style-name="Standard">
      <style:text-properties fo:font-style="italic" style:text-underline-style="none" fo:font-weight="bold" officeooo:rsid="00076048" officeooo:paragraph-rsid="00076048" style:font-style-asian="italic" style:font-weight-asian="bold" style:font-style-complex="italic" style:font-weight-complex="bold"/>
    </style:style>
    <style:style style:name="P6" style:family="paragraph" style:parent-style-name="Standard">
      <style:text-properties fo:font-style="italic" fo:font-weight="bold" officeooo:rsid="0008889a" officeooo:paragraph-rsid="0008889a" style:font-style-asian="italic" style:font-weight-asian="bold" style:font-style-complex="italic" style:font-weight-complex="bold"/>
    </style:style>
    <style:style style:name="P7" style:family="paragraph" style:parent-style-name="Standard">
      <style:text-properties fo:font-style="italic" fo:font-weight="bold" officeooo:rsid="000b0591" officeooo:paragraph-rsid="000b0591" style:font-style-asian="italic" style:font-weight-asian="bold" style:font-style-complex="italic" style:font-weight-complex="bold"/>
    </style:style>
    <style:style style:name="P8" style:family="paragraph" style:parent-style-name="Standard">
      <style:text-properties fo:font-style="normal" style:text-underline-style="none" fo:font-weight="normal" officeooo:rsid="0002b4e2" officeooo:paragraph-rsid="0002b4e2" style:font-style-asian="normal" style:font-weight-asian="normal" style:font-style-complex="normal" style:font-weight-complex="normal"/>
    </style:style>
    <style:style style:name="P9" style:family="paragraph" style:parent-style-name="Standard">
      <style:text-properties fo:font-style="normal" style:text-underline-style="none" fo:font-weight="normal" officeooo:rsid="0003588d" officeooo:paragraph-rsid="0003588d" style:font-style-asian="normal" style:font-weight-asian="normal" style:font-style-complex="normal" style:font-weight-complex="normal"/>
    </style:style>
    <style:style style:name="P10" style:family="paragraph" style:parent-style-name="Standard">
      <style:text-properties fo:font-style="normal" style:text-underline-style="none" fo:font-weight="normal" officeooo:rsid="00043262" officeooo:paragraph-rsid="00043262" style:font-style-asian="normal" style:font-weight-asian="normal" style:font-style-complex="normal" style:font-weight-complex="normal"/>
    </style:style>
    <style:style style:name="P11" style:family="paragraph" style:parent-style-name="Standard">
      <style:text-properties fo:font-style="normal" style:text-underline-style="none" fo:font-weight="normal" officeooo:rsid="0005928f" officeooo:paragraph-rsid="00043262" style:font-style-asian="normal" style:font-weight-asian="normal" style:font-style-complex="normal" style:font-weight-complex="normal"/>
    </style:style>
    <style:style style:name="P12" style:family="paragraph" style:parent-style-name="Standard">
      <style:text-properties fo:font-style="normal" style:text-underline-style="none" fo:font-weight="normal" officeooo:rsid="0005928f" officeooo:paragraph-rsid="0005928f" style:font-style-asian="normal" style:font-weight-asian="normal" style:font-style-complex="normal" style:font-weight-complex="normal"/>
    </style:style>
    <style:style style:name="P13" style:family="paragraph" style:parent-style-name="Standard">
      <style:text-properties fo:font-style="normal" style:text-underline-style="none" fo:font-weight="normal" officeooo:rsid="0005c7b3" officeooo:paragraph-rsid="0005c7b3" style:font-style-asian="normal" style:font-weight-asian="normal" style:font-style-complex="normal" style:font-weight-complex="normal"/>
    </style:style>
    <style:style style:name="P14" style:family="paragraph" style:parent-style-name="Standard">
      <style:text-properties fo:font-style="normal" style:text-underline-style="none" fo:font-weight="normal" officeooo:rsid="00065555" officeooo:paragraph-rsid="00065555"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officeooo:rsid="00076048" officeooo:paragraph-rsid="00076048" style:font-style-asian="normal" style:font-weight-asian="normal" style:font-style-complex="normal" style:font-weight-complex="normal"/>
    </style:style>
    <style:style style:name="P16" style:family="paragraph" style:parent-style-name="Standard">
      <style:text-properties fo:font-style="normal" fo:font-weight="normal" officeooo:rsid="0008889a" officeooo:paragraph-rsid="0008889a" style:font-style-asian="normal" style:font-weight-asian="normal" style:font-style-complex="normal" style:font-weight-complex="normal"/>
    </style:style>
    <style:style style:name="P17" style:family="paragraph" style:parent-style-name="Standard">
      <style:text-properties fo:font-style="normal" fo:font-weight="normal" officeooo:rsid="00095a2b" officeooo:paragraph-rsid="00095a2b" style:font-style-asian="normal" style:font-weight-asian="normal" style:font-style-complex="normal" style:font-weight-complex="normal"/>
    </style:style>
    <style:style style:name="P18" style:family="paragraph" style:parent-style-name="Standard">
      <style:text-properties fo:font-style="normal" fo:font-weight="normal" officeooo:rsid="000b0591" officeooo:paragraph-rsid="000b0591" style:font-style-asian="normal" style:font-weight-asian="normal" style:font-style-complex="normal" style:font-weight-complex="normal"/>
    </style:style>
    <style:style style:name="P19" style:family="paragraph" style:parent-style-name="Standard">
      <style:text-properties fo:font-style="normal" fo:font-weight="normal" officeooo:rsid="000bffc4" officeooo:paragraph-rsid="000bffc4" style:font-style-asian="normal" style:font-weight-asian="normal" style:font-style-complex="normal" style:font-weight-complex="normal"/>
    </style:style>
    <style:style style:name="P20" style:family="paragraph" style:parent-style-name="Standard">
      <style:text-properties officeooo:paragraph-rsid="0008889a"/>
    </style:style>
    <style:style style:name="P21" style:family="paragraph" style:parent-style-name="Standard">
      <style:text-properties officeooo:rsid="0008889a" officeooo:paragraph-rsid="0008889a"/>
    </style:style>
    <style:style style:name="P22" style:family="paragraph" style:parent-style-name="Standard">
      <style:text-properties officeooo:paragraph-rsid="000bffc4"/>
    </style:style>
    <style:style style:name="P23" style:family="paragraph" style:parent-style-name="Standard">
      <style:text-properties officeooo:rsid="000d3a3f" officeooo:paragraph-rsid="000d3a3f"/>
    </style:style>
    <style:style style:name="P24" style:family="paragraph" style:parent-style-name="Standard">
      <style:text-properties officeooo:rsid="000d3a3f" officeooo:paragraph-rsid="000d3a3f"/>
    </style:style>
    <style:style style:name="P25" style:family="paragraph" style:parent-style-name="Text_20_body" style:list-style-name="L1"/>
    <style:style style:name="P26" style:family="paragraph" style:parent-style-name="Text_20_body" style:list-style-name="L1">
      <style:paragraph-properties fo:margin-top="0in" fo:margin-bottom="0in" style:contextual-spacing="false"/>
    </style:style>
    <style:style style:name="P27" style:family="paragraph" style:parent-style-name="Text_20_body">
      <style:text-properties officeooo:rsid="000d3a3f" officeooo:paragraph-rsid="000d3a3f"/>
    </style:style>
    <style:style style:name="T1" style:family="text">
      <style:text-properties officeooo:rsid="00043262"/>
    </style:style>
    <style:style style:name="T2" style:family="text">
      <style:text-properties officeooo:rsid="00065555"/>
    </style:style>
    <style:style style:name="T3" style:family="text">
      <style:text-properties fo:font-style="normal" style:text-underline-style="none" fo:font-weight="normal" officeooo:rsid="0008889a" style:font-style-asian="normal" style:font-weight-asian="normal" style:font-style-complex="normal" style:font-weight-complex="normal"/>
    </style:style>
    <style:style style:name="T4" style:family="text">
      <style:text-properties fo:font-style="normal" fo:font-weight="normal" officeooo:rsid="000bffc4" style:font-style-asian="normal" style:font-weight-asian="normal" style:font-style-complex="normal" style:font-weight-complex="normal"/>
    </style:style>
    <style:style style:name="T5" style:family="text">
      <style:text-properties fo:font-style="normal" fo:font-weight="normal" officeooo:rsid="000d3a3f" style:font-style-asian="normal" style:font-weight-asian="normal" style:font-style-complex="normal" style:font-weight-complex="normal"/>
    </style:style>
    <style:style style:name="T6" style:family="text">
      <style:text-properties officeooo:rsid="001e0073"/>
    </style:style>
    <style:style style:name="T7" style:family="text">
      <style:text-properties officeooo:rsid="001f7123"/>
    </style:style>
    <style:style style:name="T8" style:family="text">
      <style:text-properties officeooo:rsid="0008889a"/>
    </style:style>
    <style:style style:name="T9" style:family="text">
      <style:text-properties officeooo:rsid="000a0bfa"/>
    </style:style>
    <style:style style:name="T10" style:family="text">
      <style:text-properties officeooo:rsid="000d3a3f"/>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20/2022 @ 16:50</text:p>
      <text:p text:style-name="P1"><text:s/>I’ll need to narrow down components to 2 to 3 for each category</text:p>
      <text:p text:style-name="P1">- Battery Management</text:p>
      <text:p text:style-name="P1">- Solar Management</text:p>
      <text:p text:style-name="P1">- <text:span text:style-name="T1">Battery Type</text:span></text:p>
      <text:p text:style-name="P1">- <text:span text:style-name="T1">Battery Size</text:span></text:p>
      <text:p text:style-name="P1">- <text:span text:style-name="T1">Solar Panel</text:span></text:p>
      <text:p text:style-name="P1"/>
      <text:p text:style-name="P3">Battery Management</text:p>
      <text:p text:style-name="P8">1) This one will be the most ideal (3.7V with a max 1.5A limit). <text:s/>Main drawback is that it does NOT have a method to check for battery temperature.</text:p>
      <text:p text:style-name="P8"><text:a xlink:type="simple" xlink:href="https://www.batteryspace.com/protection-circuit-module-pcb-for-3-7v-li-ion-14500-cell-battery-1-5a-limit.aspx" text:style-name="Internet_20_link" text:visited-style-name="Visited_20_Internet_20_Link">https://www.batteryspace.com/protection-circuit-module-pcb-for-3-7v-li-ion-14500-cell-battery-1-5a-limit.aspx</text:a></text:p>
      <text:p text:style-name="P8"/>
      <text:p text:style-name="P9">2) This one is a ‘heavier duty’ of the same kind, but does have a method to check for thermals.</text:p>
      <text:p text:style-name="P9">(3.7V with a max 3.0A limit).</text:p>
      <text:p text:style-name="P9"><text:a xlink:type="simple" xlink:href="https://www.batteryspace.com/protection-circuit-module-pcb-for-3-6v-3-7-li-ion-18650-18500-battery-3a-limit-with-ntc.aspx" text:style-name="Internet_20_link" text:visited-style-name="Visited_20_Internet_20_Link">https://www.batteryspace.com/protection-circuit-module-pcb-for-3-6v-3-7-li-ion-18650-18500-battery-3a-limit-with-ntc.aspx</text:a></text:p>
      <text:p text:style-name="P9"/>
      <text:p text:style-name="P10">3) This one is similar to #2, but with a couple of extras (SDA and SCL) (3.7V w/ a max of 3.0A)</text:p>
      <text:p text:style-name="P10"><text:a xlink:type="simple" xlink:href="https://www.batteryspace.com/protection-circuit-module-pcb-for-3-7v-li-ion-battery-3a-limit-with-i2c.aspx" text:style-name="Internet_20_link" text:visited-style-name="Visited_20_Internet_20_Link">https://www.batteryspace.com/protection-circuit-module-pcb-for-3-7v-li-ion-battery-3a-limit-with-i2c.aspx</text:a></text:p>
      <text:p text:style-name="P10"/>
      <text:p text:style-name="P10">NOTE: The Battery management can be bypassed IF the battery already has one installed. <text:s/>So, this board is based on the battery choice.</text:p>
      <text:p text:style-name="P10"/>
      <text:p text:style-name="P4">Solar Management</text:p>
      <text:p text:style-name="P11"/>
      <text:p text:style-name="P12">1) This one looks to be okay. <text:s/>It can take in 10W from a solar panel and since it’s based on 5V and connects via USB, the power will be regulated by the Arduino board. <text:s/>BUT this board can do a regulated 5V 1A output if the USB route is too cumbersome.</text:p>
      <text:p text:style-name="P12"><text:a xlink:type="simple" xlink:href="https://www.dfrobot.com/product-2000.html" text:style-name="Internet_20_link" text:visited-style-name="Visited_20_Internet_20_Link">https://www.dfrobot.com/product-2000.html</text:a></text:p>
      <text:p text:style-name="P12"/>
      <text:p text:style-name="P13">2) This has a very adaptable to various voltages (6V – 24V <text:span text:style-name="T2">solar panels</text:span>) and <text:span text:style-name="T2">only outputs 5V 1A through the USB or pins. <text:s/>This also has a battery holder (14500 size; max capacity is 900 mAh @ 3.7V) and still can plug in another battery. <text:s/>This one is more than needed, but is more readily available than #1. <text:s/>We’ll speak about availability after all of this.</text:span></text:p>
      <text:p text:style-name="P13"><text:a xlink:type="simple" xlink:href="https://www.waveshare.com/solar-power-manager.htm" text:style-name="Internet_20_link" text:visited-style-name="Visited_20_Internet_20_Link">https://www.waveshare.com/solar-power-manager.htm</text:a></text:p>
      <text:p text:style-name="P13"/>
      <text:p text:style-name="P14">2.5) Since this brought up the use of a standard size battery, I thought it may be a nice thing to have so it is much easier to purchase and replace when the battery wears out. <text:s/>There is also the issue of the battery being too small for out needs and ends up cycling through the battery multiple times a day.</text:p>
      <text:p text:style-name="P14">(<text:span text:style-name="T6">175mA at 3.7V </text:span>per hour, so in 24 hours it would demand 4200 mA if it is constantly on and running for 24 hours.) <text:s/>This would mean the battery could be cycled roughly 5 times a day. <text:s/>If it ran on battery alone, it would only last roughly 5.14 hours. <text:s/>This issues brings up the battery size, it may be fine if it is ‘too big’, but if it is too small it may end up being replaced more often, thus be come a much more recurring maintenance item than originally anticipated.</text:p>
      <text:p text:style-name="P14"/>
      <text:p text:style-name="P14"/>
      <text:p text:style-name="P5"><text:soft-page-break/>Battery Type</text:p>
      <text:p text:style-name="P15"/>
      <text:p text:style-name="P15">Most will be a Lithium type, the main difference is what they use in conjunction to the Lithium.</text:p>
      <text:p text:style-name="P15"/>
      <text:p text:style-name="P15">1) Li-On/ Li-Po: This is the most readily available in MANY sizes (including the 3.7V we are looking for in various capacities up to 10,000 mAh and in MANY form factors).</text:p>
      <text:p text:style-name="P15"/>
      <text:p text:style-name="P15">2) LTO ( <text:span text:style-name="T7">Lithium Titanate </text:span>Oxide): This one is the most ideal for our application; Stable in a wide temperature range, more life cycles than other types. <text:s/>Unfortunately it is not a readily available battery type and operates at 2.4V per cell. <text:s/>The main drawback is the availability, so maintenance will become artificially difficult.</text:p>
      <text:p text:style-name="P15"/>
      <text:p text:style-name="P20"><text:span text:style-name="T3">3) LTC (</text:span>Lithium Thionyl Chloride<text:span text:style-name="T8">): This is another type that is most ideal for our application in terms of a wide operating temperature. <text:s/>The biggest drawback is the non-rechargeable aspect of this. <text:s/>If this route was taken, we would need to include enough capacity to hit our expected lifespan. To refer back to #2.5 in solar management, it fact we would need 4200 mA for a day, we would need either a very large capacity to start or this becoming a regular maintenance item for whomever is using the system.</text:span></text:p>
      <text:p text:style-name="P20"/>
      <text:p text:style-name="P21">Based on these choices, even though the operating temperature for #1 is narrow compared to #2 &amp; #3, the easily available in MANY capacities will make it the better choice out of the 3.</text:p>
      <text:p text:style-name="P21"/>
      <text:p text:style-name="P6">Battery Size</text:p>
      <text:p text:style-name="P16"/>
      <text:p text:style-name="P16">The most ideal size will be one that can operate the system for at least a day, so anything greater than the 4200 mA @ 3.7V will work. <text:s/>The limiting factor will most likely be availability.</text:p>
      <text:p text:style-name="P16"/>
      <text:p text:style-name="P17">1) This is a 5200 mAh @ 3.7V. <text:s/>This is also a protected battery, so this would not require a battery manager. <text:span text:style-name="T9">($25.75)</text:span></text:p>
      <text:p text:style-name="P17"><text:a xlink:type="simple" xlink:href="https://www.batteryjunction.com/tenergy-31001-5200.html" text:style-name="Internet_20_link" text:visited-style-name="Visited_20_Internet_20_Link">https://www.batteryjunction.com/tenergy-31001-5200.html</text:a></text:p>
      <text:p text:style-name="P17"/>
      <text:p text:style-name="P17">2) This one is the same manufacture as #1, but a bigger capacity (6600mAh @ 3.7V). <text:s/><text:span text:style-name="T9">After looking at this, pricing is starting to come to mind ($44.35). <text:s/>The dimension is starting to come into play as well.</text:span></text:p>
      <text:p text:style-name="P17"><text:a xlink:type="simple" xlink:href="https://www.batteryjunction.com/tenergy-37-6600-pcb.html" text:style-name="Internet_20_link" text:visited-style-name="Visited_20_Internet_20_Link">https://www.batteryjunction.com/tenergy-37-6600-pcb.html</text:a></text:p>
      <text:p text:style-name="P17"/>
      <text:p text:style-name="P18">3) This one is likely oversized for the unit, but it does have all the protections to keep the battery in the safe operating ranges. (10,000 mAh @ 3.7V, $63.99)</text:p>
      <text:p text:style-name="P18"><text:a xlink:type="simple" xlink:href="https://www.batteryspace.com/customizepolymerli-ionbattery37v10ah37wh7aratethinpvcandnolabelcu-mm109pid4816.aspx" text:style-name="Internet_20_link" text:visited-style-name="Visited_20_Internet_20_Link">https://www.batteryspace.com/customizepolymerli-ionbattery37v10ah37wh7aratethinpvcandnolabelcu-mm109pid4816.aspx</text:a></text:p>
      <text:p text:style-name="P18"/>
      <text:p text:style-name="P18">4) This would be a good size ( 6700 mAh @ 3.7V) and it also has all the protections like #3. ($40.95)</text:p>
      <text:p text:style-name="P18"><text:a xlink:type="simple" xlink:href="https://www.batteryspace.com/custom-li-ion-18650-battery-3-6v-6-7ah-24wh-ncr18650b-with-10k-ntc-and-molex-connector---un38-3-passed.aspx" text:style-name="Internet_20_link" text:visited-style-name="Visited_20_Internet_20_Link">https://www.batteryspace.com/custom-li-ion-18650-battery-3-6v-6-7ah-24wh-ncr18650b-with-10k-ntc-and-molex-connector---un38-3-passed.aspx</text:a></text:p>
      <text:p text:style-name="P18"/>
      <text:p text:style-name="P18"/>
      <text:p text:style-name="P7"/>
      <text:p text:style-name="P7"/>
      <text:p text:style-name="P7"/>
      <text:p text:style-name="P7"/>
      <text:p text:style-name="P7"/>
      <text:p text:style-name="P7"><text:soft-page-break/>Solar Panel</text:p>
      <text:p text:style-name="P18"/>
      <text:p text:style-name="P18"><text:s/>This will most likely be based on the Solar Management Board and the dimensions of the casing after everything is fitted. <text:s/>This could also dictate the casing size as well (if the size and output we’d like to see are not available).</text:p>
      <text:p text:style-name="P18"/>
      <text:p text:style-name="P19">1) This would give us the most flexibility in terms of dimensions. <text:s/>The ideal output is 5V 30mA per cell. <text:s/>If it were set up with 2, it would collect 60 mAh ideally and 1440 mAh in 24 hours ideally (if we had sun all day and night. <text:s/>I would need a solar energy curve to get a more realistic number. <text:s/>This would mean where the sun was out for 24 hours, we would still be at a deficit of roughly 2000 mAh. <text:s/>The dimensions would be roughly 2”x2”. <text:s/><text:span text:style-name="T10">Since this is an Amazon listing, I could not locate a datasheet.</text:span></text:p>
      <text:p text:style-name="P19"><text:a xlink:type="simple" xlink:href="https://www.amazon.com/AOSHIKE-Electric-Materials-photovoltaic-53x30MM/dp/B07BMMHMSJ/ref=sr_1_6?keywords=5v+solar+panel&amp;qid=1647820680&amp;sr=8-6" text:style-name="Internet_20_link" text:visited-style-name="Visited_20_Internet_20_Link">https://www.amazon.com/AOSHIKE-Electric-Materials-photovoltaic-53x30MM/dp/B07BMMHMSJ/ref=sr_1_6?keywords=5v+solar+panel&amp;qid=1647820680&amp;sr=8-6</text:a></text:p>
      <text:p text:style-name="P19"/>
      <text:p text:style-name="P19"/>
      <text:p text:style-name="P22"><text:span text:style-name="T4">2) This is the one that could have the ability to actually charge the unit, but it much bigger. <text:s/>On the flipside, it does operate at 5V 1A ideally. <text:s/></text:span><text:span text:style-name="T5">Dimensions: </text:span>29<text:span text:style-name="T10">x</text:span>15<text:span text:style-name="T10">x</text:span>0.135cm / 11.41<text:span text:style-name="T10">x</text:span>5.9<text:span text:style-name="T10">x</text:span>0.05 in.</text:p>
      <text:p text:style-name="P22"><text:a xlink:type="simple" xlink:href="https://www.dfrobot.com/product-1775.html" text:style-name="Internet_20_link" text:visited-style-name="Visited_20_Internet_20_Link">https://www.dfrobot.com/product-1775.html</text:a></text:p>
      <text:p text:style-name="P22"/>
      <text:p text:style-name="P22"/>
      <text:p text:style-name="P23">While #1 is questionable since I can’t find any info aside from the operating voltage and current, this would give us the flexibility to fit the panels to our project. <text:s/>#2 is just the size I would like to have in terms of operating Volt and Current, unfortunately it is much too big for our needs.</text:p>
      <text:p text:style-name="P23"/>
      <text:p text:style-name="P23">I think this will help narrow it down to the final package in the next research step.</text:p>
      <text:p text:style-name="P23"/>
      <text:p text:style-name="P23">STOP</text:p>
      <text:p text:style-name="P23">19:14</text:p>
      <text:p text:style-name="P23"/>
      <text:p text:style-name="P27">The <text:span text:style-name="Strong_20_Emphasis">lithium–titanate battery (</text:span>Li4Ti5O12,referred to as LTO in the battery industry<text:span text:style-name="Strong_20_Emphasis">)</text:span> is a type of rechargeable battery based on advanced nano-technology, which has the following advantages than other lithium batteries.</text:p>
      <text:p text:style-name="Text_20_body"><text:span text:style-name="Strong_20_Emphasis">Advantages:</text:span></text:p>
      <text:list xml:id="list2224810521" text:style-name="L1">
        <text:list-item>
          <text:p text:style-name="P26">Li-Titanate batteries have a wider operating temperature range <text:span text:style-name="Strong_20_Emphasis">(-30-55°C)</text:span> and a recharge efficiency exceeding 98%, compared to other carbon based batteries. </text:p>
        </text:list-item>
        <text:list-item>
          <text:p text:style-name="P26">Li-Titanate batteries as long cycle life: <text:span text:style-name="Strong_20_Emphasis">&gt; 3000-7000 cycles</text:span> </text:p>
        </text:list-item>
        <text:list-item>
          <text:p text:style-name="P26">Li-Titanate batteries are high security, high stability. </text:p>
        </text:list-item>
        <text:list-item>
          <text:p text:style-name="P26">Li-Titanate batteries are faster to charge than other lithium-ion batteries. Data shows that these batteries can be safely charged at rates higher than <text:span text:style-name="Strong_20_Emphasis">10C</text:span>. </text:p>
        </text:list-item>
        <text:list-item>
          <text:p text:style-name="P25">Li-Titanate batteries are green &amp; eco-friendly. </text:p>
        </text:list-item>
      </text:list>
      <text:p text:style-name="Text_20_body"><text:span text:style-name="Strong_20_Emphasis"/></text:p>
      <text:p text:style-name="Text_20_body"><text:span text:style-name="Strong_20_Emphasis"/></text:p>
      <text:p text:style-name="Text_20_body"><text:soft-page-break/><text:span text:style-name="Strong_20_Emphasis">Disadvantage:</text:span></text:p>
      <text:p text:style-name="Text_20_body">The disadvantage is that lithium-titanate batteries have a lower inherent voltage <text:span text:style-name="Strong_20_Emphasis">(2.4V/cell)</text:span>, which leads to a lower energy density than conventional lithium-ion battery technologies. But the energy density of LTO ‐ based batteries is still higher than lead acid and NiCad batteries.</text:p>
      <text:p text:style-name="P2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23T14:14:23.314000000</dc:date>
    <meta:editing-duration>PT33M49S</meta:editing-duration>
    <meta:editing-cycles>2</meta:editing-cycles>
    <meta:generator>LibreOffice/7.3.1.3$Windows_X86_64 LibreOffice_project/a69ca51ded25f3eefd52d7bf9a5fad8c90b87951</meta:generator>
    <meta:document-statistic meta:table-count="0" meta:image-count="0" meta:object-count="0" meta:page-count="4" meta:paragraph-count="58" meta:word-count="1199" meta:character-count="7483" meta:non-whitespace-character-count="6312"/>
  </office:meta>
</office:document-meta>
</file>